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ConfigurationWrapper.ServletConfigurationWrapper( ServletConfig servlet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figurationWrapper.getServlet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ConfigurationWrapper.getIni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figurationWrapper.getServl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figurationWrapper.ServletConfigurationWrapper( ServletConfig servletConfig ,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ConfigurationWrapper.getIni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